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28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8008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1.6618in"/>
    </style:style>
    <style:style style:name="co9" style:family="table-column">
      <style:table-column-properties fo:break-before="auto" style:column-width="1.5654in"/>
    </style:style>
    <style:style style:name="co10" style:family="table-column">
      <style:table-column-properties fo:break-before="auto" style:column-width="2.1118in"/>
    </style:style>
    <style:style style:name="co11" style:family="table-column">
      <style:table-column-properties fo:break-before="auto" style:column-width="2.787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839in" fo:break-before="auto" style:use-optimal-row-height="fals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b4c7dc" fo:wrap-option="wrap"/>
    </style:style>
    <style:style style:name="ce6" style:family="table-cell" style:parent-style-name="Default" style:data-style-name="N37">
      <style:table-cell-properties fo:wrap-option="wrap"/>
    </style:style>
    <style:style style:name="ce1" style:family="table-cell" style:parent-style-name="Default">
      <style:table-cell-properties fo:background-color="#b4c7d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Data Type/Name</text:p>
          </table:table-cell>
          <table:table-cell office:value-type="string" calcext:value-type="string">
            <text:p>Source Data </text:p>
            <text:p>Storage location</text:p>
          </table:table-cell>
          <table:table-cell office:value-type="string" calcext:value-type="string">
            <text:p>Stakeholders </text:p>
            <text:p>(data owner / data steward / data consumer)</text:p>
          </table:table-cell>
          <table:table-cell office:value-type="string" calcext:value-type="string">
            <text:p>Total Risk Rank</text:p>
            <text:p>(High: 8 – 9, Med: 5 – 7, Low: 3 – 4)</text:p>
          </table:table-cell>
          <table:table-cell office:value-type="string" calcext:value-type="string">
            <text:p>Sensitivity to exposure/leak (confidentiality)</text:p>
            <text:p>High = 3, Med = 2, Low = 1</text:p>
          </table:table-cell>
          <table:table-cell office:value-type="string" calcext:value-type="string">
            <text:p>Sensitivity to corruption (integrity)</text:p>
            <text:p>High = 3, Med = 2, Low = 1</text:p>
          </table:table-cell>
          <table:table-cell office:value-type="string" calcext:value-type="string">
            <text:p>Sensitivity to access (availability)</text:p>
            <text:p>High = 3, Med = 2, Low = 1 </text:p>
          </table:table-cell>
          <table:table-cell office:value-type="string" calcext:value-type="string">
            <text:p>Backup Frequency and Type</text:p>
            <text:p>(Ex: Hourly, Daily, Weekly, Monthly)</text:p>
          </table:table-cell>
          <table:table-cell office:value-type="string" calcext:value-type="string">
            <text:p>Backup Location</text:p>
            <text:p>(Online, offline, physically colocated, etc.)</text:p>
          </table:table-cell>
          <table:table-cell office:value-type="string" calcext:value-type="string">
            <text:p>Backup Medium</text:p>
            <text:p>(Tape, USB Hard Drive, tar archive, etc.)</text:p>
          </table:table-cell>
          <table:table-cell office:value-type="string" calcext:value-type="string">
            <text:p>Backup Encrypted?</text:p>
            <text:p>Yes or No</text:p>
            <text:p>If yes, location of decryption key</text:p>
          </table:table-cell>
          <table:table-cell office:value-type="string" calcext:value-type="string">
            <text:p>Last attempted recovery dates (up to 5), and outcome details</text:p>
          </table:table-cell>
          <table:table-cell table:number-columns-repeated="1010"/>
        </table:table-row>
        <table:table-row table:style-name="ro2">
          <table:table-cell table:style-name="ce3" table:number-columns-repeated="12"/>
          <table:table-cell table:style-name="ce1" table:number-columns-repeated="1010"/>
        </table:table-row>
        <table:table-row table:style-name="ro3">
          <table:table-cell office:value-type="string" calcext:value-type="string">
            <text:p>Ex.: eDiscovery Email Archive</text:p>
          </table:table-cell>
          <table:table-cell office:value-type="string" calcext:value-type="string">
            <text:p>LAX, Datacenter 4</text:p>
          </table:table-cell>
          <table:table-cell office:value-type="string" calcext:value-type="string">
            <text:p>Legal and Compliance, Consumer</text:p>
          </table:table-cell>
          <table:table-cell table:formula="of:=SUM([.E3:.G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ily, Incremental</text:p>
          </table:table-cell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Yes, shared password vault</text:p>
          </table:table-cell>
          <table:table-cell table:style-name="ce6" office:value-type="string" calcext:value-type="string">
            <text:p>01/04/2018, successful</text:p>
            <text:p>1/9/2020, successful</text:p>
            <text:p>1/20/2021, successful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Ex.: Intellectual Property (Source Code)</text:p>
          </table:table-cell>
          <table:table-cell office:value-type="string" calcext:value-type="string">
            <text:p>/srv/productname</text:p>
          </table:table-cell>
          <table:table-cell office:value-type="string" calcext:value-type="string">
            <text:p>Software Engineering, Owner</text:p>
          </table:table-cell>
          <table:table-cell table:formula="of:=SUM([.E4:.G4])"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Hourly, Incremental; Monthly, Full</text:p>
          </table:table-cell>
          <table:table-cell office:value-type="string" calcext:value-type="string">
            <text:p>Online</text:p>
            <text:p>Offline at 3<text:span text:style-name="T1">rd</text:span> party offsite storage facilit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Online, no, offline, yes, IT AEGIS encrypted USB stick, PIN for USB in shared password vault and hard copy stored in safe deposit box at Springfield Community Bank</text:p>
          </table:table-cell>
          <table:table-cell office:value-type="string" calcext:value-type="string">
            <text:p>3/26/2018, successful</text:p>
            <text:p>1/13/2019, unsuccessful, tape unreadable</text:p>
            <text:p/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9:34:36.401430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2:28:31.925582673</meta:creation-date>
    <dc:date>2021-12-15T19:41:36.790826158</dc:date>
    <meta:editing-duration>PT1H41M30S</meta:editing-duration>
    <meta:editing-cycles>3</meta:editing-cycles>
    <meta:generator>LibreOffice/6.4.7.2$Linux_X86_64 LibreOffice_project/40$Build-2</meta:generator>
    <meta:document-statistic meta:table-count="1" meta:cell-count="35" meta:object-count="0"/>
  </office:meta>
</office:document-meta>
</file>